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9">
            <text:p>19</text:p>
          </table:table-cell>
          <table:table-cell table:formula="oooc:=[.K2]/[.K10]" office:value-type="percentage" office:value="0.134751773049645">
            <text:p>13,5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8156028368794">
            <text:p>8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6">
            <text:p>6</text:p>
          </table:table-cell>
          <table:table-cell table:formula="oooc:=[.K5]/[.K10]" office:value-type="percentage" office:value="0.0425531914893617">
            <text:p>4,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1];2)" office:value-type="float" office:value="10">
            <text:p>10</text:p>
          </table:table-cell>
          <table:table-cell table:style-name="ce15" table:formula="oooc:=[.K6]/[.K10]" office:value-type="percentage" office:value="0.0709219858156028">
            <text:p>7,1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05">
            <text:p>105</text:p>
          </table:table-cell>
          <table:table-cell table:style-name="ce15" table:formula="oooc:=([.K7]/[.K10])" office:value-type="percentage" office:value="0.74468085106383">
            <text:p>74,5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5">25/02/2007</text:date>, <text:time>23.58.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25T23:58:29</dc:date>
    <dc:language>it-IT</dc:language>
    <meta:editing-cycles>124</meta:editing-cycles>
    <meta:editing-duration>P3DT6H1M4S</meta:editing-duration>
    <meta:user-defined meta:name="Info 1"/>
    <meta:user-defined meta:name="Info 2"/>
    <meta:user-defined meta:name="Info 3"/>
    <meta:user-defined meta:name="Info 4"/>
    <meta:document-statistic meta:table-count="3" meta:cell-count="803"/>
  </office:meta>
</office:document-meta>
</file>